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4pt" fo:language="es" fo:country="AR" fo:font-weight="bold" style:font-size-asian="14pt" style:font-weight-asian="bold" style:font-name-complex="Arial" style:font-size-complex="14pt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normal">
      <style:paragraph-properties fo:text-align="justify" style:justify-single-word="false"/>
      <style:text-properties fo:language="es" fo:country="AR" officeooo:rsid="0505ae5e" officeooo:paragraph-rsid="0637a7b7"/>
    </style:style>
    <style:style style:name="P7" style:family="paragraph">
      <style:paragraph-properties fo:text-align="center"/>
    </style:style>
    <style:style style:name="T1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63759eb" fo:background-color="transparent" loext:char-shading-value="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T5" style:family="text">
      <style:text-properties fo:font-weight="bold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8" style:family="text">
      <style:text-properties officeooo:rsid="05af7bdf"/>
    </style:style>
    <style:style style:name="T9" style:family="text">
      <style:text-properties fo:font-weight="normal" officeooo:rsid="05af7bdf" style:font-weight-asian="normal" style:font-weight-complex="normal"/>
    </style:style>
    <style:style style:name="T10" style:family="text">
      <style:text-properties fo:font-weight="normal" officeooo:rsid="055cd13e" style:font-weight-asian="normal" style:font-weight-complex="normal"/>
    </style:style>
    <style:style style:name="T11" style:family="text">
      <style:text-properties officeooo:rsid="05433f7b"/>
    </style:style>
    <style:style style:name="T12" style:family="text">
      <style:text-properties officeooo:rsid="033b40d3"/>
    </style:style>
    <style:style style:name="T13" style:family="text">
      <style:text-properties officeooo:rsid="055cd13e"/>
    </style:style>
    <style:style style:name="T14" style:family="text">
      <style:text-properties officeooo:rsid="05433f7b" fo:background-color="transparent" loext:char-shading-value="0"/>
    </style:style>
    <style:style style:name="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list xml:id="list1245920178281872753" text:style-name="WW8Num1">
        <text:list-item>
          <text:h text:style-name="P5" text:outline-level="1"><text:span text:style-name="T7">Resumen sintético</text:span><text:span text:style-name="T6"> </text:span></text:h>
        </text:list-item>
      </text:list>
      <text:p text:style-name="P6"><text:span text:style-name="T11">E</text:span>n los últimos años s<text:span text:style-name="T12">e avanzó en</text:span> los conceptos de <text:span text:style-name="T11">desarrollo de software dirigido</text:span> <text:span text:style-name="T11">por <text:s/>comportamiento con el objetivo de superar las ineficiencias y dificultades del desarrollo de aplicaciones. Se busca mejorar la comunicación con el </text:span><text:span text:style-name="T14">cliente</text:span><text:span text:style-name="T11"> para </text:span>entregar valor para su negocio, haciendo la cosa correcta<text:span text:style-name="T13"> de forma precisa, adaptándose a los cambios que puedan surgir en el proceso y respondiendo a la pregunta de cuándo está terminado el software. El objetivo de este trabajo es profundizar estos conceptos y aplicarlos en un problema concreto, para evaluar sus ventajas e inconvenientes. Siguiendo una metodología de 4 etapas se aplicaron satisfactoriamente estos conceptos, junto con la Integración Continua. Y <text:s/>aplicando un proceso de software iterativo e incremental se desarrolló una aplicación web, destinada a gestionar premios con votaciones en línea; apoyándose para alcanzar sus objetivos con una serie de herramientas. Se pudo apreciar una mejora en el proceso de desarrollo al contar con una “documentación viva” que refleja fielmente y de forma actualizada lo que hace la aplicación; y una retroalimentación, casi inmediata, surgida de las pruebas automatizadas generando un código más fácil de modificar.</text:span></text:p>
      <text:p text:style-name="P3"/>
      <text:list xml:id="list201716808721408" text:continue-numbering="true" text:style-name="WW8Num1">
        <text:list-item>
          <text:h text:style-name="P4" text:outline-level="1"/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Fin_20_de_20_línea_20_6" draw:display-name="Fin de línea 6" svg:viewBox="0 0 1131 1580" svg:d="M1013 1491l118 89-567-1580-564 1580 114-85 136-68 148-46 161-17 161 13 153 46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WW8Num1" style:class="text" style:master-page-name="">
      <style:paragraph-properties fo:margin-top="0cm" fo:margin-bottom="0.21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 style:master-page-name="">
      <style:paragraph-properties fo:line-height="150%" style:page-number="auto"/>
      <style:text-properties style:font-name="Arial1" fo:font-family="Arial" style:font-style-name="Negrita" style:font-family-generic="swiss" fo:font-size="12pt" fo:font-weight="bold" style:font-name-asian="Droid Sans" style:font-family-asian="'Droid Sans'" style:font-pitch-asian="variable" style:font-size-asian="14pt" style:font-weight-asian="bold" style:font-name-complex="Lohit Hindi" style:font-family-complex="'Lohit Hindi'" style:font-pitch-complex="variable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2" fo:font-family="Arial" style:font-style-name="Normal" style:font-family-generic="swiss" fo:font-size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" style:family="paragraph" style:class="text" style:master-page-name="">
      <style:paragraph-properties fo:margin-top="0cm" fo:margin-bottom="0cm" style:contextual-spacing="false" fo:line-height="150%" fo:text-align="justify" style:justify-single-word="false" fo:orphans="0" fo:widows="0" fo:hyphenation-ladder-count="no-limit" style:page-number="auto" fo:background-color="transparent" style:shadow="none" style:writing-mode="lr-tb">
        <style:tab-stops/>
        <style:background-image/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WW8Num3" style:class="text" style:master-page-name="">
      <style:paragraph-properties fo:margin-top="0.212cm" fo:margin-bottom="0.212cm" style:contextual-spacing="false" fo:line-height="150%" style:page-number="auto" style:shadow="none"/>
      <style:text-properties fo:color="#000000" style:font-name="Arial2" fo:font-family="Arial" style:font-style-name="Normal" style:font-family-generic="swiss" fo:font-size="11pt" fo:font-weight="normal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60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line-height="150%" fo:orphans="0" fo:widows="0" fo:text-indent="0cm" style:auto-text-indent="false" style:page-number="auto" fo:background-color="transparent" style:shadow="none">
        <style:tab-stops>
          <style:tab-stop style:position="15cm" style:type="right" style:leader-style="dotted" style:leader-text="."/>
        </style:tab-stops>
        <style:background-image/>
      </style:paragraph-properties>
      <style:text-properties style:font-name="Arial2" fo:font-family="Arial" style:font-style-name="Normal" style:font-family-generic="swiss" fo:font-size="11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Figura" style:family="paragraph" style:parent-style-name="Caption">
      <style:text-properties style:font-name="Arial3" fo:font-family="Arial" style:font-style-name="Cursiva" style:font-family-generic="swiss" fo:font-size="11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fo:font-size="9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rmal_20_negrita_20_2" style:display-name="Normal negrita 2" style:family="paragraph" style:next-style-name="normal" style:class="text" style:master-page-name="">
      <style:paragraph-properties fo:margin-top="0.199cm" fo:margin-bottom="0cm" style:contextual-spacing="false" fo:line-height="150%" style:page-number="auto"/>
      <style:text-properties style:font-name="Arial1" fo:font-family="Arial" style:font-style-name="Negrita" style:font-family-generic="swiss" fo:font-weight="bold" style:font-size-asian="10.5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Verdana" fo:font-family="Verdana" style:font-family-generic="swiss" style:font-pitch="variable" style:font-name-complex="Symbol2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1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4" fo:font-family="Arial" style:font-family-generic="swiss" fo:font-size="10pt" style:font-size-asian="10pt"/>
    </style:style>
    <style:style style:name="WW8Num6z0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OpenSymbol" style:font-family-complex="OpenSymbol, 'Arial Unicode MS'"/>
    </style:style>
    <style:style style:name="WW8Num8z0" style:family="text">
      <style:text-properties style:font-name="Symbol" fo:font-family="Symbol" style:font-pitch="variable" style:font-name-complex="OpenSymbol" style:font-family-complex="OpenSymbol, 'Arial Unicode MS'"/>
    </style:style>
    <style:style style:name="WW8Num9z0" style:family="text">
      <style:text-properties style:font-name="Symbol1" fo:font-family="Symbol" style:font-name-complex="OpenSymbol" style:font-family-complex="OpenSymbol, 'Arial Unicode MS'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1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1" style:font-family-complex="'Courier New'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4" style:display-name="ListLabel 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style:font-name="Arial4" fo:font-family="Arial" style:font-family-generic="swiss" fo:font-size="11pt" style:font-size-asian="9.60000038146973pt" style:font-size-complex="11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WW8Num12z0" style:family="text"/>
    <style:style style:name="WW8Num12z1" style:family="text"/>
    <style:style style:name="WW8Num12z2" style:family="text"/>
    <style:style style:name="WW8Num12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5z0" style:family="text">
      <style:text-properties style:font-name="Symbol2" fo:font-family="Symbol" style:font-family-generic="roman" style:font-pitch="variable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WW8Num4z1" style:num-prefix="Paso 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2z1" style:num-prefix=" Paso " style:num-suffix="." style:num-format="1" text:display-levels="2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3" text:style-name="WW8Num12z2" style:num-prefix=" " style:num-format="1" text:display-levels="3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2"/>
      </text:list-level-style-bullet>
      <text:list-level-style-bullet text:level="5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2"/>
      </text:list-level-style-bullet>
      <text:list-level-style-bullet text:level="6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2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2"/>
      </text:list-level-style-bullet>
      <text:list-level-style-bullet text:level="8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2"/>
      </text:list-level-style-bullet>
      <text:list-level-style-bullet text:level="9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Paso 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Paso A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Paso 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2cm" fo:text-indent="-0.635cm" fo:margin-left="1.272cm"/>
        </style:list-level-properties>
        <style:text-properties style:font-name="Symbol2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  <style:text-properties style:font-name="Symbol2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2cm" fo:text-indent="-0.635cm" fo:margin-left="3.812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  <style:text-properties style:font-name="Symbol2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2cm" fo:text-indent="-0.635cm" fo:margin-left="6.35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es" fo:country="A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MT1" style:family="text">
      <style:text-properties fo:font-style="italic" fo:font-weight="normal" officeooo:rsid="063759eb" fo:background-color="transparent" loext:char-shading-value="0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MT3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M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MT5" style:family="text">
      <style:text-properties fo:font-weight="bold"/>
    </style:style>
    <style:style style:name="M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58cm" fo:margin-bottom="2.547cm" fo:margin-left="2.499cm" fo:margin-right="2.499cm" fo:border="none" fo:padding="0cm" style:shadow="none" fo:background-color="transparent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9cm" fo:margin-left="0cm" fo:margin-right="0cm" fo:margin-bottom="1cm" style:dynamic-spacing="true"/>
      </style:header-style>
      <style:footer-style>
        <style:header-footer-properties svg: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FA: </text:span><text:span text:style-name="MT2">D</text:span><text:span text:style-name="MT3">esarrollo de software multiplataforma utilizando </text:span><text:span text:style-name="MT2">BDD, TDD</text:span><text:span text:style-name="MT3"> </text:span><text:span text:style-name="MT4">e Integración Continua</text:span><draw:line text:anchor-type="char" draw:z-index="0" draw:style-name="Mgr1" draw:text-style-name="MP2" svg:x1="16.094cm" svg:y1="0.566cm" svg:x2="10.694cm" svg:y2="0.525cm"><text:p/></draw:line><draw:line text:anchor-type="char" draw:z-index="1" draw:style-name="Mgr2" draw:text-style-name="MP2" svg:x1="5.364cm" svg:y1="0.485cm" svg:x2="0.034cm" svg:y2="0.485cm"><text:p/></draw:line><draw:line text:anchor-type="char" draw:z-index="2" draw:style-name="Mgr3" draw:text-style-name="MP2" svg:x1="10.695cm" svg:y1="0.526cm" svg:x2="5.364cm" svg:y2="0.485cm"><text:p/></draw:line></text:p>
      </style:header>
      <style:footer>
        <text:p text:style-name="MP3"><draw:line text:anchor-type="char" draw:z-index="3" draw:style-name="Mgr4" draw:text-style-name="MP2" svg:x1="5.399cm" svg:y1="0.005cm" svg:x2="0.069cm" svg:y2="0.005cm"><text:p/></draw:line><draw:line text:anchor-type="char" draw:z-index="4" draw:style-name="Mgr5" draw:text-style-name="MP2" svg:x1="9.211cm" svg:y1="0.041cm" svg:x2="4.011cm" svg:y2="0cm"><text:p/></draw:line><draw:line text:anchor-type="char" draw:z-index="5" draw:style-name="Mgr6" draw:text-style-name="MP2" svg:x1="14.612cm" svg:y1="0.041cm" svg:x2="9.212cm" svg:y2="0cm"><text:p/></draw:line><text:span text:style-name="MT5"><text:page-number text:select-page="current">1</text:page-number></text:span><text:span text:style-name="MT5"> de </text:span><text:span text:style-name="MT5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rátula</dc:title>
    <meta:initial-creator>f</meta:initial-creator>
    <meta:creation-date>2013-08-27T13:56:00</meta:creation-date>
    <dc:date>2014-12-10T20:17:16.545774870</dc:date>
    <meta:editing-cycles>1083</meta:editing-cycles>
    <meta:editing-duration>P11DT15H40M49S</meta:editing-duration>
    <meta:generator>LibreOffice/4.2.7.2$Linux_x86 LibreOffice_project/420m0$Build-2</meta:generator>
    <dc:creator>Matias Mascazzini</dc:creator>
    <meta:document-statistic meta:table-count="0" meta:image-count="0" meta:object-count="0" meta:page-count="1" meta:paragraph-count="4" meta:word-count="201" meta:character-count="1328" meta:non-whitespace-character-count="1128"/>
  </office:meta>
</office:document-meta>
</file>